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 style:list-style-name="WWNum4">
      <style:paragraph-properties fo:margin-left="0.5in" fo:margin-right="0.028in" fo:margin-top="0.0693in" fo:margin-bottom="0.0693in" loext:contextual-spacing="true" fo:line-height="100%" fo:text-indent="-0.25in" style:auto-text-indent="false"/>
    </style:style>
    <style:style style:name="P2" style:family="paragraph" style:parent-style-name="Standard" style:list-style-name="WWNum4" style:master-page-name="Standard">
      <style:paragraph-properties fo:margin-left="0.5in" fo:margin-right="0.028in" fo:margin-top="0.0693in" fo:margin-bottom="0.0693in" loext:contextual-spacing="true" fo:line-height="100%" fo:text-indent="-0.25in" style:auto-text-indent="false" style:page-number="1"/>
    </style:style>
    <style:style style:name="P3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8">
      <style:paragraph-properties fo:margin-left="0.5in" fo:margin-right="0in" fo:margin-top="0in" fo:margin-bottom="0in" loext:contextual-spacing="true" fo:text-indent="-0.25in" style:auto-text-indent="false"/>
    </style:style>
    <style:style style:name="P7" style:family="paragraph" style:parent-style-name="Standard" style:list-style-name="WWNum5">
      <style:paragraph-properties fo:margin-left="0.5in" fo:margin-right="0in" fo:margin-top="0in" fo:margin-bottom="0in" loext:contextual-spacing="true" fo:text-indent="-0.25in" style:auto-text-indent="false"/>
    </style:style>
    <style:style style:name="P8" style:family="paragraph" style:parent-style-name="Standard" style:list-style-name="WWNum6">
      <style:paragraph-properties fo:margin-left="0.5in" fo:margin-right="0in" fo:margin-top="0in" fo:margin-bottom="0in" loext:contextual-spacing="true" fo:text-indent="-0.25in" style:auto-text-indent="false"/>
    </style:style>
    <style:style style:name="P9" style:family="paragraph" style:parent-style-name="Standard" style:list-style-name="WWNum7">
      <style:paragraph-properties fo:margin-left="0.5in" fo:margin-right="0in" fo:margin-top="0in" fo:margin-bottom="0in" loext:contextual-spacing="true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11" style:family="paragraph" style:parent-style-name="Standard">
      <style:paragraph-properties fo:margin-top="0in" fo:margin-bottom="0in" loext:contextual-spacing="false"/>
    </style:style>
    <style:style style:name="P12" style:family="paragraph" style:parent-style-name="Standard">
      <style:paragraph-properties fo:margin-top="0in" fo:margin-bottom="0in" loext:contextual-spacing="false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margin-top="0in" fo:margin-bottom="0in" loext:contextual-spacing="false"/>
      <style:text-properties fo:font-size="12pt" fo:font-style="italic" style:font-size-asian="12pt" style:font-style-asian="italic" style:font-size-complex="12pt"/>
    </style:style>
    <style:style style:name="P14" style:family="paragraph" style:parent-style-name="Standard">
      <style:paragraph-properties fo:margin-top="0in" fo:margin-bottom="0in" loext:contextual-spacing="false"/>
      <style:text-properties fo:font-size="12pt" fo:font-style="italic" style:font-size-asian="12pt" style:font-style-asian="italic" style:font-size-complex="12pt" fo:background-color="#ffffff"/>
    </style:style>
    <style:style style:name="P15" style:family="paragraph" style:parent-style-name="Standard">
      <style:paragraph-properties fo:margin-top="0in" fo:margin-bottom="0in" loext:contextual-spacing="false"/>
      <style:text-properties fo:font-size="12pt" fo:font-style="italic" fo:font-weight="bold" style:font-size-asian="12pt" style:font-style-asian="italic" style:font-weight-asian="bold" style:font-size-complex="12pt"/>
    </style:style>
    <style:style style:name="P16" style:family="paragraph" style:parent-style-name="Standard">
      <style:paragraph-properties fo:margin-top="0in" fo:margin-bottom="0in" loext:contextual-spacing="false"/>
      <style:text-properties fo:font-size="12pt" fo:font-style="italic" fo:font-weight="bold" style:font-size-asian="12pt" style:font-style-asian="italic" style:font-weight-asian="bold" style:font-size-complex="12pt" fo:background-color="#ffffff"/>
    </style:style>
    <style:style style:name="P17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/>
    </style:style>
    <style:style style:name="P18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 fo:background-color="#ffffff"/>
    </style:style>
    <style:style style:name="P19" style:family="paragraph" style:parent-style-name="Standard">
      <style:paragraph-properties fo:margin-top="0in" fo:margin-bottom="0.2083in" loext:contextual-spacing="false" fo:line-height="100%"/>
      <style:text-properties fo:font-size="12pt" fo:background-color="#f1f1f2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style:font-size-asian="12pt" style:font-weight-asian="bold" style:font-size-complex="12pt" fo:background-color="#ffffff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font-size-asian="12pt" style:font-size-complex="12pt" fo:background-color="#ffffff"/>
    </style:style>
    <style:style style:name="T5" style:family="text">
      <style:text-properties fo:font-size="12pt" fo:font-style="italic" style:font-size-asian="12pt" style:font-style-asian="italic" style:font-size-complex="12pt"/>
    </style:style>
    <style:style style:name="T6" style:family="text">
      <style:text-properties fo:font-size="12pt" fo:font-style="italic" style:font-size-asian="12pt" style:font-style-asian="italic" style:font-size-complex="12pt" fo:background-color="#ffffff"/>
    </style:style>
    <style:style style:name="T7" style:family="text">
      <style:text-properties fo:font-size="12pt" fo:font-style="italic" style:text-underline-style="none" style:font-size-asian="12pt" style:font-style-asian="italic" style:font-size-complex="12pt"/>
    </style:style>
    <style:style style:name="T8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9" style:family="text">
      <style:text-properties fo:font-size="12pt" fo:font-style="italic" fo:font-weight="bold" style:font-size-asian="12pt" style:font-style-asian="italic" style:font-weight-asian="bold" style:font-size-complex="12pt" fo:background-color="#ffffff"/>
    </style:style>
    <style:style style:name="T10" style:family="text">
      <style:text-properties fo:font-size="12pt" style:text-underline-style="none" style:font-size-asian="12pt" style:font-size-complex="12pt"/>
    </style:style>
    <style:style style:name="T11" style:family="text">
      <style:text-properties fo:font-size="12pt" style:text-underline-style="none" style:font-size-asian="12pt" style:font-size-complex="12pt" fo:background-color="#ffffff"/>
    </style:style>
    <style:style style:name="T12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1418135252204059" text:style-name="WWNum4">
        <text:list-item>
          <text:p text:style-name="P2"><text:span text:style-name="T2">Conteúdo :</text:span><text:span text:style-name="T4"> Importância da fisioterapia na gestação.</text:span></text:p>
        </text:list-item>
        <text:list-item>
          <text:p text:style-name="P1"><text:span text:style-name="T2">Palavras chaves: </text:span><text:span text:style-name="T4">Fisioterapeuta </text:span></text:p>
        </text:list-item>
        <text:list-item>
          <text:p text:style-name="P1"><text:span text:style-name="T2">Gatilhos : </text:span><text:span text:style-name="T4">Especificidade / Porque / urgência.</text:span></text:p>
        </text:list-item>
        <text:list-item>
          <text:p text:style-name="P3"><text:span text:style-name="T1">Referências:</text:span></text:p>
        </text:list-item>
      </text:list>
      <text:p text:style-name="P12"/>
      <text:p text:style-name="P11"><text:span text:style-name="T1">Título:</text:span></text:p>
      <text:p text:style-name="P13"/>
      <text:list xml:id="list4817083196223471902" text:style-name="WWNum1">
        <text:list-item>
          <text:p text:style-name="P4"><text:span text:style-name="T5">Fisioterapeuta no pré natal? Sim ou não?</text:span></text:p>
        </text:list-item>
      </text:list>
      <text:p text:style-name="P13"/>
      <text:p text:style-name="P17"/>
      <text:p text:style-name="P11"><text:span text:style-name="T3">A gravidez é um período de transformações físicas e emocionais. Durante a gestação, uma das principais preocupações da mãe é o desenvolvimento de seu bebê. Porém não é a única preocupação, pois o corpo da gestante está em fase de mudanças, acompanhada de desconforto, dor e limitações, precisando de <text:s/>atenção.</text:span></text:p>
      <text:p text:style-name="P11"><text:span text:style-name="T3">Durante o pré- natal, consumir alimentos saudáveis e fazer exercícios, <text:s/>com o consentimento do médico ginecologista/obstetra, pode ajudar a prevenir vários problemas.</text:span></text:p>
      <text:p text:style-name="P11"><text:span text:style-name="T3">Faça exercícios físicos acompanhados de um </text:span><text:span text:style-name="T8">fisioterapeuta.</text:span></text:p>
      <text:p text:style-name="P15"/>
      <text:p text:style-name="P11"><text:span text:style-name="T1">8 dificuldades dificuldades que você vai encontrar na gravidez. </text:span></text:p>
      <text:list xml:id="list753868058683792338" text:style-name="WWNum2">
        <text:list-item>
          <text:p text:style-name="P5"><text:span text:style-name="T3">Dores abdominais.</text:span></text:p>
        </text:list-item>
        <text:list-item>
          <text:p text:style-name="P5"><text:span text:style-name="T3">Dor lombar</text:span></text:p>
        </text:list-item>
        <text:list-item>
          <text:p text:style-name="P5"><text:span text:style-name="T3">Cãibras</text:span></text:p>
        </text:list-item>
        <text:list-item>
          <text:p text:style-name="P5"><text:span text:style-name="T4">Alterações respiratórias.</text:span></text:p>
        </text:list-item>
        <text:list-item>
          <text:p text:style-name="P5"><text:span text:style-name="T4">Distúrbios circulatórios.</text:span></text:p>
        </text:list-item>
        <text:list-item>
          <text:p text:style-name="P5"><text:span text:style-name="T4">Sonolência.</text:span></text:p>
        </text:list-item>
        <text:list-item>
          <text:p text:style-name="P5"><text:span text:style-name="T4">Mudanças de humor. </text:span></text:p>
        </text:list-item>
        <text:list-item>
          <text:p text:style-name="P5"><text:span text:style-name="T4">Cansaço e inchaço.</text:span></text:p>
        </text:list-item>
      </text:list>
      <text:p text:style-name="P17"/>
      <text:p text:style-name="P17"/>
      <text:p text:style-name="P11"><text:soft-page-break/><text:span text:style-name="T4">Segundo o </text:span><text:span text:style-name="T9">fisioterapeuta</text:span><text:span text:style-name="T4"> Péricles Machado, responsável técnico da clínica Physio Athletic de Ribeirão Preto - SP. “A fisioterapia prepara o corpo da mãe para o parto. Um bom controle sobre a musculatura do períneo associado a alguns exercícios respiratórios previamente treinados ajudarão na melhor participação da mãe e na qualidade do parto normal” explica o profissional.</text:span></text:p>
      <text:p text:style-name="P18"/>
      <text:p text:style-name="P11"><text:span text:style-name="T4">A Fisioterapia no pré-natal prepara o corpo da mamãe para as obrigações solicitadas pela gravidez.</text:span></text:p>
      <text:p text:style-name="P16"/>
      <text:p text:style-name="P11"><text:span text:style-name="T9">3 exercícios pré - parto, acompanhado de um fisioterapeuta</text:span></text:p>
      <text:p text:style-name="P18"/>
      <text:list xml:id="list5805128237277604497" text:style-name="WWNum8">
        <text:list-item>
          <text:p text:style-name="P6"><text:span text:style-name="T4">1 - </text:span><text:span text:style-name="T6">Alongar e fortalecer a musculatura pélvica: </text:span></text:p>
        </text:list-item>
      </text:list>
      <text:p text:style-name="P11"><text:span text:style-name="T4">Seu corpo está em fase de mudanças com isso sua musculatura pélvica irá expandir e diminuir, este exercícios irá fortalecer para que o músculo volte ao normal após o parto. Previne a incontinência urinária.</text:span></text:p>
      <text:p text:style-name="P18"/>
      <text:list xml:id="list6078478573332908882" text:style-name="WWNum5">
        <text:list-item>
          <text:p text:style-name="P7"><text:span text:style-name="T4">2 - </text:span><text:span text:style-name="T6">Correção de posturas inadequadas nas atividades de vida diária:</text:span></text:p>
        </text:list-item>
      </text:list>
      <text:p text:style-name="P11"><text:span text:style-name="T4"><text:s/>Conforme <text:s/>o bebê vai crescendo, a barriga vai aumentando e a postura certa se torna um problema, um </text:span><text:span text:style-name="T9">fisioterapeuta</text:span><text:span text:style-name="T4"> poderá auxiliar com massagens e exercícios para a correção.</text:span></text:p>
      <text:p text:style-name="P14"/>
      <text:list xml:id="list3598842275045626826" text:style-name="WWNum6">
        <text:list-item>
          <text:p text:style-name="P8"><text:span text:style-name="T6">3 <text:s/>- Exercícios de relaxamento e de respiração: </text:span></text:p>
        </text:list-item>
      </text:list>
      <text:p text:style-name="P11"><text:span text:style-name="T4">Irão auxiliar na hora das contrações <text:s/>se acalmar na hora do parto.</text:span></text:p>
      <text:p text:style-name="P18"/>
      <text:p text:style-name="P11"><text:span text:style-name="T2">4 exercícios, pós - parto, acompanhado de um</text:span><text:span text:style-name="T6"> </text:span><text:span text:style-name="T9">fisioterapeuta</text:span><text:span text:style-name="T4">:</text:span></text:p>
      <text:p text:style-name="P18"/>
      <text:list xml:id="list8723197855315144601" text:style-name="WWNum7">
        <text:list-item>
          <text:p text:style-name="P9"><text:span text:style-name="T4">Auxilia no processo no processo físico para a volta de sua rotina.</text:span></text:p>
        </text:list-item>
        <text:list-item>
          <text:p text:style-name="P9"><text:span text:style-name="T4">Deixa a mulher mais confortável e tranquila em sua recuperação.</text:span></text:p>
        </text:list-item>
      </text:list>
      <text:list xml:id="list7632751314310557116" text:style-name="WWNum3">
        <text:list-item>
          <text:p text:style-name="P10"><text:span text:style-name="T4">Técnicas de </text:span><text:a xlink:type="simple" xlink:href="http://revistavivasaude.uol.com.br/bem-estar/entenda-os-beneficios-da-drenagem-linfatica/2359/" text:style-name="Internet_20_link" text:visited-style-name="Visited_20_Internet_20_Link"><text:span text:style-name="T12">drenagem linfática</text:span></text:a><text:span text:style-name="T4"> especializada.</text:span></text:p>
        </text:list-item>
        <text:list-item>
          <text:p text:style-name="P10"><text:span text:style-name="T4">Exercícios perineais.</text:span></text:p>
        </text:list-item>
      </text:list>
      <text:p text:style-name="P18"/>
      <text:p text:style-name="P11"><text:span text:style-name="T4">Esses exercícios contribuem para o aumento de sua autoestima e confiança, reduzindo o risco de </text:span><text:a xlink:type="simple" xlink:href="http://revistavivasaude.uol.com.br/clinica-geral/como-identificar-a-depressao/2401/" text:style-name="Internet_20_link" text:visited-style-name="Visited_20_Internet_20_Link"><text:span text:style-name="T12">depressão pós-parto</text:span></text:a><text:span text:style-name="T4">, contribuindo para o retorno de sua rotina de trabalho e vida sexual.</text:span></text:p>
      <text:p text:style-name="P19"/>
      <text:p text:style-name="P19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2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0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3" meta:word-count="398" meta:character-count="2516" meta:non-whitespace-character-count="2160"/>
    <meta:generator>LibreOfficeDev/5.1.0.3$Linux_X86_64 LibreOffice_project/</meta:generator>
  </office:meta>
</office:document-meta>
</file>